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end" style:justify-single-word="false"/>
      <style:text-properties officeooo:rsid="000612a5" officeooo:paragraph-rsid="000612a5"/>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7277e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85751" officeooo:paragraph-rsid="000857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11" style:family="paragraph" style:parent-style-name="Text_20_body">
      <style:text-properties officeooo:rsid="0024192a" officeooo:paragraph-rsid="002f2c45"/>
    </style:style>
    <style:style style:name="P12" style:family="paragraph" style:parent-style-name="Text_20_body">
      <style:text-properties officeooo:rsid="0024192a" officeooo:paragraph-rsid="00420f40"/>
    </style:style>
    <style:style style:name="P13" style:family="paragraph" style:parent-style-name="Text_20_body">
      <style:text-properties officeooo:rsid="001ea10b" officeooo:paragraph-rsid="001ea10b"/>
    </style:style>
    <style:style style:name="P14" style:family="paragraph" style:parent-style-name="Text_20_body">
      <style:text-properties officeooo:rsid="001ea10b" officeooo:paragraph-rsid="0078c584"/>
    </style:style>
    <style:style style:name="P15" style:family="paragraph" style:parent-style-name="Text_20_body">
      <style:text-properties officeooo:rsid="004093b1" officeooo:paragraph-rsid="00420f40"/>
    </style:style>
    <style:style style:name="P16" style:family="paragraph" style:parent-style-name="Text_20_body">
      <style:text-properties officeooo:rsid="002f2c45" officeooo:paragraph-rsid="002f2c45"/>
    </style:style>
    <style:style style:name="P17" style:family="paragraph" style:parent-style-name="Text_20_body">
      <style:text-properties officeooo:rsid="0049cfd8" officeooo:paragraph-rsid="0049cfd8"/>
    </style:style>
    <style:style style:name="P18" style:family="paragraph" style:parent-style-name="Text_20_body">
      <style:text-properties officeooo:rsid="004f2c35" officeooo:paragraph-rsid="004f807d"/>
    </style:style>
    <style:style style:name="P19" style:family="paragraph" style:parent-style-name="Text_20_body">
      <style:text-properties officeooo:rsid="0051b106" officeooo:paragraph-rsid="0051b106"/>
    </style:style>
    <style:style style:name="P20" style:family="paragraph" style:parent-style-name="Text_20_body">
      <style:text-properties officeooo:rsid="0052a27e" officeooo:paragraph-rsid="0052a27e"/>
    </style:style>
    <style:style style:name="P21" style:family="paragraph" style:parent-style-name="Text_20_body">
      <style:text-properties officeooo:rsid="0057d1e7" officeooo:paragraph-rsid="0057d1e7"/>
    </style:style>
    <style:style style:name="P22" style:family="paragraph" style:parent-style-name="Text_20_body">
      <style:text-properties officeooo:rsid="0057d1e7" officeooo:paragraph-rsid="001ea10b"/>
    </style:style>
    <style:style style:name="P23" style:family="paragraph" style:parent-style-name="Text_20_body">
      <style:text-properties officeooo:rsid="0065e680" officeooo:paragraph-rsid="00635713"/>
    </style:style>
    <style:style style:name="P24"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25" style:family="paragraph" style:parent-style-name="Preformatted_20_Text">
      <style:text-properties officeooo:rsid="0024192a" officeooo:paragraph-rsid="0024192a"/>
    </style:style>
    <style:style style:name="P26" style:family="paragraph" style:parent-style-name="Standard">
      <style:paragraph-properties fo:text-align="start" style:justify-single-word="false"/>
      <style:text-properties fo:font-size="14pt" style:text-underline-style="none" fo:font-weight="normal" officeooo:paragraph-rsid="00ad077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28" style:family="paragraph" style:parent-style-name="Standard">
      <style:paragraph-properties fo:text-align="start" style:justify-single-word="false"/>
      <style:text-properties officeooo:paragraph-rsid="00a68e3e"/>
    </style:style>
    <style:style style:name="P29" style:family="paragraph" style:parent-style-name="Text_20_body" style:list-style-name="L7">
      <style:text-properties style:font-name="DejaVu Sans" fo:font-size="10pt" officeooo:paragraph-rsid="001b9894" style:font-size-asian="10pt" style:font-size-complex="10pt"/>
    </style:style>
    <style:style style:name="P30" style:family="paragraph" style:parent-style-name="Text_20_body">
      <style:text-properties fo:font-size="12pt" style:text-underline-style="none" fo:font-weight="normal" officeooo:rsid="0091c05c" officeooo:paragraph-rsid="0091c05c" style:font-size-asian="10.5pt" style:font-weight-asian="normal" style:font-size-complex="12pt" style:font-weight-complex="normal"/>
    </style:style>
    <style:style style:name="P31" style:family="paragraph" style:parent-style-name="Text_20_body">
      <style:text-properties officeooo:rsid="004f807d" officeooo:paragraph-rsid="004f807d"/>
    </style:style>
    <style:style style:name="P32"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3"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959198" officeooo:paragraph-rsid="00959198"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1ea10b" officeooo:paragraph-rsid="007ea1aa" style:font-size-asian="10pt" style:font-size-complex="10pt"/>
    </style:style>
    <style:style style:name="P52"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3"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4" style:family="paragraph" style:parent-style-name="Text_20_body" style:list-style-name="L7">
      <style:paragraph-properties fo:margin-top="0in" fo:margin-bottom="0in" style:contextual-spacing="false"/>
      <style:text-properties style:font-name="DejaVu Sans" fo:font-size="10pt" officeooo:rsid="0091c05c" officeooo:paragraph-rsid="0091c05c" style:font-size-asian="10pt" style:font-size-complex="10pt"/>
    </style:style>
    <style:style style:name="P55" style:family="paragraph" style:parent-style-name="Text_20_body" style:list-style-name="L7">
      <style:paragraph-properties fo:margin-top="0in" fo:margin-bottom="0in" style:contextual-spacing="false"/>
      <style:text-properties officeooo:rsid="0057d1e7" officeooo:paragraph-rsid="00624cb2"/>
    </style:style>
    <style:style style:name="P56" style:family="paragraph" style:parent-style-name="Text_20_body" style:list-style-name="L7">
      <style:paragraph-properties fo:margin-top="0in" fo:margin-bottom="0in" style:contextual-spacing="false"/>
      <style:text-properties officeooo:rsid="0057d1e7" officeooo:paragraph-rsid="0067037a"/>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9"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60"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61"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153816" style:font-size-asian="10.5pt" style:font-size-complex="12pt"/>
    </style:style>
    <style:style style:name="T4" style:family="text">
      <style:text-properties fo:font-size="12pt" officeooo:rsid="001720d7" style:font-size-asian="10.5pt" style:font-size-complex="12pt"/>
    </style:style>
    <style:style style:name="T5" style:family="text">
      <style:text-properties fo:font-size="12pt" officeooo:rsid="00194681" style:font-size-asian="10.5pt" style:font-size-complex="12pt"/>
    </style:style>
    <style:style style:name="T6" style:family="text">
      <style:text-properties fo:font-size="12pt" officeooo:rsid="0097f7dc" style:font-size-asian="10.5pt" style:font-size-complex="12pt"/>
    </style:style>
    <style:style style:name="T7" style:family="text">
      <style:text-properties fo:font-size="12pt" officeooo:rsid="0099feba" style:font-size-asian="10.5pt" style:font-size-complex="12pt"/>
    </style:style>
    <style:style style:name="T8" style:family="text">
      <style:text-properties fo:font-size="12pt" officeooo:rsid="009c6959" style:font-size-asian="10.5pt" style:font-size-complex="12pt"/>
    </style:style>
    <style:style style:name="T9" style:family="text">
      <style:text-properties fo:font-size="12pt" officeooo:rsid="009e31ac" style:font-size-asian="10.5pt" style:font-size-complex="12pt"/>
    </style:style>
    <style:style style:name="T10" style:family="text">
      <style:text-properties fo:font-size="12pt" officeooo:rsid="00a04f1f" style:font-size-asian="10.5pt" style:font-size-complex="12pt"/>
    </style:style>
    <style:style style:name="T11" style:family="text">
      <style:text-properties fo:font-size="12pt" officeooo:rsid="00a08a90" style:font-size-asian="10.5pt" style:font-size-complex="12pt"/>
    </style:style>
    <style:style style:name="T12" style:family="text">
      <style:text-properties fo:font-size="12pt" officeooo:rsid="00a28c6c" style:font-size-asian="10.5pt" style:font-size-complex="12pt"/>
    </style:style>
    <style:style style:name="T13" style:family="text">
      <style:text-properties fo:font-size="12pt" officeooo:rsid="00a33420" style:font-size-asian="10.5pt" style:font-size-complex="12pt"/>
    </style:style>
    <style:style style:name="T14" style:family="text">
      <style:text-properties fo:font-size="12pt" officeooo:rsid="00a4dd9e" style:font-size-asian="10.5pt" style:font-size-complex="12pt"/>
    </style:style>
    <style:style style:name="T15" style:family="text">
      <style:text-properties fo:font-size="12pt" officeooo:rsid="00aafb0b" style:font-size-asian="10.5pt" style:font-size-complex="12pt"/>
    </style:style>
    <style:style style:name="T16" style:family="text">
      <style:text-properties fo:font-size="12pt" officeooo:rsid="00abb71b" style:font-size-asian="10.5pt" style:font-size-complex="12pt"/>
    </style:style>
    <style:style style:name="T17" style:family="text">
      <style:text-properties fo:font-size="12pt" officeooo:rsid="00ad0773" style:font-size-asian="10.5pt" style:font-size-complex="12pt"/>
    </style:style>
    <style:style style:name="T18" style:family="text">
      <style:text-properties fo:font-size="12pt" officeooo:rsid="00ad6ca1" style:font-size-asian="10.5pt" style:font-size-complex="12pt"/>
    </style:style>
    <style:style style:name="T19" style:family="text">
      <style:text-properties fo:font-size="12pt" officeooo:rsid="00ae6669" style:font-size-asian="10.5pt" style:font-size-complex="12pt"/>
    </style:style>
    <style:style style:name="T20" style:family="text">
      <style:text-properties fo:font-size="12pt" officeooo:rsid="00af2dff" style:font-size-asian="10.5pt" style:font-size-complex="12pt"/>
    </style:style>
    <style:style style:name="T21" style:family="text">
      <style:text-properties fo:font-size="12pt" style:text-underline-style="none" fo:font-weight="normal" officeooo:rsid="00085751" style:font-size-asian="10.5pt" style:font-weight-asian="normal" style:font-size-complex="12pt" style:font-weight-complex="normal"/>
    </style:style>
    <style:style style:name="T22" style:family="text">
      <style:text-properties fo:font-size="12pt" style:text-underline-style="none" fo:font-weight="normal" officeooo:rsid="000da68c" style:font-size-asian="10.5pt" style:font-weight-asian="normal" style:font-size-complex="12pt" style:font-weight-complex="normal"/>
    </style:style>
    <style:style style:name="T23" style:family="text">
      <style:text-properties fo:font-size="12pt" style:text-underline-style="none" fo:font-weight="normal" officeooo:rsid="0090a00d" style:font-size-asian="10.5pt" style:font-weight-asian="normal" style:font-size-complex="12pt" style:font-weight-complex="normal"/>
    </style:style>
    <style:style style:name="T24" style:family="text">
      <style:text-properties fo:font-size="12pt" style:text-underline-style="none" fo:font-weight="normal" officeooo:rsid="00a68e3e" style:font-size-asian="10.5pt" style:font-weight-asian="normal" style:font-size-complex="12pt" style:font-weight-complex="normal"/>
    </style:style>
    <style:style style:name="T25" style:family="text">
      <style:text-properties fo:font-size="12pt" style:text-underline-style="none" fo:font-weight="normal" officeooo:rsid="00a6e252" style:font-size-asian="10.5pt" style:font-weight-asian="normal" style:font-size-complex="12pt" style:font-weight-complex="normal"/>
    </style:style>
    <style:style style:name="T26" style:family="text">
      <style:text-properties fo:font-size="12pt" style:text-underline-style="none" fo:font-weight="normal" officeooo:rsid="00a745a6" style:font-size-asian="10.5pt" style:font-weight-asian="normal" style:font-size-complex="12pt" style:font-weight-complex="normal"/>
    </style:style>
    <style:style style:name="T27" style:family="text">
      <style:text-properties fo:font-size="12pt" style:text-underline-style="none" fo:font-weight="normal" officeooo:rsid="00a91101" style:font-size-asian="10.5pt" style:font-weight-asian="normal" style:font-size-complex="12pt" style:font-weight-complex="normal"/>
    </style:style>
    <style:style style:name="T28" style:family="text">
      <style:text-properties fo:font-size="12pt" style:text-underline-style="none" fo:font-weight="normal" officeooo:rsid="00aacfc2" style:font-size-asian="10.5pt" style:font-weight-asian="normal" style:font-size-complex="12pt" style:font-weight-complex="normal"/>
    </style:style>
    <style:style style:name="T29" style:family="text">
      <style:text-properties fo:font-size="12pt" style:text-underline-style="none" fo:font-weight="normal" officeooo:rsid="00b07d6c" style:font-size-asian="10.5pt" style:font-weight-asian="normal" style:font-size-complex="12pt" style:font-weight-complex="normal"/>
    </style:style>
    <style:style style:name="T30" style:family="text">
      <style:text-properties officeooo:rsid="000864df"/>
    </style:style>
    <style:style style:name="T31" style:family="text">
      <style:text-properties officeooo:rsid="001a08c3"/>
    </style:style>
    <style:style style:name="T32" style:family="text">
      <style:text-properties officeooo:rsid="001b1473"/>
    </style:style>
    <style:style style:name="T33" style:family="text">
      <style:text-properties officeooo:rsid="001b9894"/>
    </style:style>
    <style:style style:name="T34" style:family="text">
      <style:text-properties officeooo:rsid="001e7b5a"/>
    </style:style>
    <style:style style:name="T35" style:family="text">
      <style:text-properties officeooo:rsid="001e8661"/>
    </style:style>
    <style:style style:name="T36" style:family="text">
      <style:text-properties officeooo:rsid="0025395b"/>
    </style:style>
    <style:style style:name="T37" style:family="text">
      <style:text-properties officeooo:rsid="00269213"/>
    </style:style>
    <style:style style:name="T38" style:family="text">
      <style:text-properties officeooo:rsid="002dec85"/>
    </style:style>
    <style:style style:name="T39" style:family="text">
      <style:text-properties officeooo:rsid="003d51d1"/>
    </style:style>
    <style:style style:name="T40" style:family="text">
      <style:text-properties officeooo:rsid="00402593"/>
    </style:style>
    <style:style style:name="T41" style:family="text">
      <style:text-properties officeooo:rsid="004093b1"/>
    </style:style>
    <style:style style:name="T42" style:family="text">
      <style:text-properties officeooo:rsid="0041baca"/>
    </style:style>
    <style:style style:name="T43" style:family="text">
      <style:text-properties officeooo:rsid="00420f40"/>
    </style:style>
    <style:style style:name="T44" style:family="text">
      <style:text-properties style:font-name="DejaVu Sans" fo:font-size="8pt" officeooo:rsid="004ba842" style:font-size-asian="8pt" style:font-size-complex="8pt"/>
    </style:style>
    <style:style style:name="T45" style:family="text">
      <style:text-properties style:font-name="DejaVu Sans" fo:font-size="8pt" officeooo:rsid="002dec85" style:font-size-asian="8pt" style:font-size-complex="8pt"/>
    </style:style>
    <style:style style:name="T46" style:family="text">
      <style:text-properties style:font-name="DejaVu Sans" fo:font-size="8pt" officeooo:rsid="004eb05f" style:font-size-asian="8pt" style:font-size-complex="8pt"/>
    </style:style>
    <style:style style:name="T47" style:family="text">
      <style:text-properties style:font-name="DejaVu Sans" fo:font-size="10pt" officeooo:rsid="00624cb2" style:font-size-asian="10pt" style:font-size-complex="10pt"/>
    </style:style>
    <style:style style:name="T48" style:family="text">
      <style:text-properties style:font-name="DejaVu Sans" fo:font-size="10pt" officeooo:rsid="0067037a" style:font-size-asian="10pt" style:font-size-complex="10pt"/>
    </style:style>
    <style:style style:name="T49" style:family="text">
      <style:text-properties style:font-name="DejaVu Sans" fo:font-size="10pt" officeooo:rsid="0067cf9e" style:font-size-asian="10pt" style:font-size-complex="10pt"/>
    </style:style>
    <style:style style:name="T50" style:family="text">
      <style:text-properties officeooo:rsid="0043f144"/>
    </style:style>
    <style:style style:name="T51" style:family="text">
      <style:text-properties officeooo:rsid="00458362"/>
    </style:style>
    <style:style style:name="T52" style:family="text">
      <style:text-properties officeooo:rsid="0046a8f3"/>
    </style:style>
    <style:style style:name="T53" style:family="text">
      <style:text-properties officeooo:rsid="00485c97"/>
    </style:style>
    <style:style style:name="T54" style:family="text">
      <style:text-properties officeooo:rsid="004ba842"/>
    </style:style>
    <style:style style:name="T55" style:family="text">
      <style:text-properties style:font-name="Liberation Serif" officeooo:rsid="004ba842"/>
    </style:style>
    <style:style style:name="T56" style:family="text">
      <style:text-properties style:font-name="Liberation Serif" officeooo:rsid="004eb05f"/>
    </style:style>
    <style:style style:name="T57" style:family="text">
      <style:text-properties style:font-name="Liberation Serif" officeooo:rsid="00503ada"/>
    </style:style>
    <style:style style:name="T58" style:family="text">
      <style:text-properties style:font-name="Liberation Serif" officeooo:rsid="0050d674"/>
    </style:style>
    <style:style style:name="T59" style:family="text">
      <style:text-properties officeooo:rsid="0051ae36"/>
    </style:style>
    <style:style style:name="T60" style:family="text">
      <style:text-properties officeooo:rsid="0051b106"/>
    </style:style>
    <style:style style:name="T61" style:family="text">
      <style:text-properties officeooo:rsid="0052a27e"/>
    </style:style>
    <style:style style:name="T62" style:family="text">
      <style:text-properties officeooo:rsid="005f3ba9"/>
    </style:style>
    <style:style style:name="T63" style:family="text">
      <style:text-properties officeooo:rsid="00624cb2"/>
    </style:style>
    <style:style style:name="T64" style:family="text">
      <style:text-properties officeooo:rsid="0068d2d5"/>
    </style:style>
    <style:style style:name="T65" style:family="text">
      <style:text-properties officeooo:rsid="001ea10b"/>
    </style:style>
    <style:style style:name="T66" style:family="text">
      <style:text-properties officeooo:rsid="002058fb"/>
    </style:style>
    <style:style style:name="T67" style:family="text">
      <style:text-properties officeooo:rsid="00698fe5"/>
    </style:style>
    <style:style style:name="T68" style:family="text">
      <style:text-properties officeooo:rsid="006d58c1"/>
    </style:style>
    <style:style style:name="T69" style:family="text">
      <style:text-properties officeooo:rsid="007277ea"/>
    </style:style>
    <style:style style:name="T70" style:family="text">
      <style:text-properties officeooo:rsid="0078c584"/>
    </style:style>
    <style:style style:name="T71" style:family="text">
      <style:text-properties officeooo:rsid="000a3c3f"/>
    </style:style>
    <style:style style:name="T72" style:family="text">
      <style:text-properties officeooo:rsid="007ea1aa"/>
    </style:style>
    <style:style style:name="T73" style:family="text">
      <style:text-properties officeooo:rsid="007f6b8a"/>
    </style:style>
    <style:style style:name="T74" style:family="text">
      <style:text-properties officeooo:rsid="00808b5f"/>
    </style:style>
    <style:style style:name="T75" style:family="text">
      <style:text-properties officeooo:rsid="008c74bf"/>
    </style:style>
    <style:style style:name="T76" style:family="text">
      <style:text-properties officeooo:rsid="008e6e6c"/>
    </style:style>
    <style:style style:name="T77" style:family="text">
      <style:text-properties officeooo:rsid="0091c05c"/>
    </style:style>
    <style:style style:name="T78" style:family="text">
      <style:text-properties officeooo:rsid="00922202"/>
    </style:style>
    <style:style style:name="T79" style:family="text">
      <style:text-properties officeooo:rsid="0092a15d"/>
    </style:style>
    <style:style style:name="T80" style:family="text">
      <style:text-properties officeooo:rsid="0096a8e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Susser</text:p>
      <text:p text:style-name="P3"/>
      <text:p text:style-name="P1"><text:span text:style-name="T1">Documentation - Computational Approximation of the Gravitational Potential Due to Caustic Ring Dark Matter </text:span><text:span text:style-name="T30">on NEMO</text:span></text:p>
      <text:p text:style-name="P10"><text:line-break/></text:p>
      <text:p text:style-name="P6"><text:span text:style-name="T71">Introduction:</text:span></text:p>
      <text:p text:style-name="P26"><text:span text:style-name="T2"><text:tab/></text:span><text:span text:style-name="T5">One of the great unsolved mysteries of modern physics is the story behind dark matter. </text:span><text:span text:style-name="T6">Thus far, </text:span><text:span text:style-name="T7">dark matter</text:span><text:span text:style-name="T6"> has only been observed through its </text:span><text:span text:style-name="T8">large</text:span><text:span text:style-name="T13">-</text:span><text:span text:style-name="T8">scale </text:span><text:span text:style-name="T6">gravitational interactions with light matter. </text:span><text:span text:style-name="T8">At first this seems to pose a </text:span><text:span text:style-name="T15">huge</text:span><text:span text:style-name="T8"> problem for determining dark matter's identity since two leading candidates, axions and WIMPs, though fundamentally different particles, behave very similarly at large scales. However, </text:span><text:span text:style-name="T10">as pointed out by Pierre Sikivie's theory,</text:span><text:span text:style-name="T8"> it may be possible to break this behavioral symmetry though dark matter infall into galaxies thanks to the rotation of their velocity fields. In the case of axions, dark matter falls in with a net overall rotation and is predicted to form caustic ring density patterns, while the case of WIMP dark matter is predicted to produce tent-like density structures. </text:span><text:span text:style-name="T9">The provided mpc potential program makes the assumption that dark matter is composed of axions, and estimates the caustic rings' gravitational influence </text:span><text:span text:style-name="T10">for NEMO simulations.</text:span><text:span text:style-name="T2"> </text:span><text:span text:style-name="T3">For </text:span><text:span text:style-name="T4">a</text:span><text:span text:style-name="T16"> far more</text:span><text:span text:style-name="T3"> in-depth explanation of </text:span><text:span text:style-name="T18">Sikivie's </text:span><text:span text:style-name="T3">caustic ring </text:span><text:span text:style-name="T18">theory</text:span><text:span text:style-name="T3">, </text:span><text:span text:style-name="T10">the following </text:span><text:span text:style-name="T12">papers</text:span><text:span text:style-name="T10"> </text:span><text:span text:style-name="T11">may </text:span><text:span text:style-name="T19">b</text:span><text:span text:style-name="T20">e</text:span><text:span text:style-name="T10"> very useful</text:span><text:span text:style-name="T3">:</text:span></text:p>
      <text:p text:style-name="P26"/>
      <text:p text:style-name="P26"><text:span text:style-name="T17">Caustic rings of dark matter: </text:span><text:a xlink:type="simple" xlink:href="http://arxiv.org/abs/astro-ph/9705038"><text:span text:style-name="T3">http://arxiv.org/abs/astro-ph/9705038</text:span></text:a></text:p>
      <text:p text:style-name="P26"><text:span text:style-name="T3">Axion BEC Dark Matter: </text:span><text:a xlink:type="simple" xlink:href="http://arxiv.org/abs/1111.3976"><text:span text:style-name="T17">http://arxiv.org/abs/1111.3976</text:span></text:a></text:p>
      <text:p text:style-name="P26"><text:span text:style-name="T17">An argument that the dark matter is axions : </text:span><text:a xlink:type="simple" xlink:href="http://arxiv.org/abs/1210.0040"><text:span text:style-name="T17">http://arxiv.org/abs/1210.0040</text:span></text:a></text:p>
      <text:p text:style-name="P26"/>
      <text:p text:style-name="P5">Install<text:span text:style-name="T69">ation</text:span>:</text:p>
      <text:p text:style-name="P9">The following instructions have been found to work for Linux Mint 14.</text:p>
      <text:p text:style-name="P9"/>
      <text:p text:style-name="P8"><text:span text:style-name="T39">First, dependencies must be taken care of. Below are the names of the dependencies as written on the NEMO site on the left </text:span><text:span text:style-name="T41">(</text:span><text:a xlink:type="simple" xlink:href="http://bima.astro.umd.edu/nemo/#installation"><text:span text:style-name="T41">http://bima.astro.umd.edu/nemo/#installation</text:span></text:a><text:span text:style-name="T41">)</text:span><text:span text:style-name="T39">, and the libraries I used </text:span><text:span text:style-name="T40">(apt-get'd) </text:span><text:span text:style-name="T39">on the right:</text:span></text:p>
      <text:list xml:id="list270802794" text:style-name="L1">
        <text:list-item>
          <text:p text:style-name="P32"><text:span text:style-name="T31">pgplot or plplot</text:span><text:span text:style-name="T32"> </text:span><text:span text:style-name="T35">pgplot5 and </text:span><text:span text:style-name="T32">libplplot11</text:span></text:p>
        </text:list-item>
        <text:list-item>
          <text:p text:style-name="P33">hdf4 <text:s text:c="18"/><text:span text:style-name="T33">libhdf4-0</text:span></text:p>
        </text:list-item>
      </text:list>
      <text:list xml:id="list707778054" text:style-name="L2">
        <text:list-item>
          <text:p text:style-name="P34">cfitsio <text:s text:c="15"/><text:span text:style-name="T33">libcfitsio3</text:span></text:p>
        </text:list-item>
      </text:list>
      <text:list xml:id="list1180248166" text:style-name="L3">
        <text:list-item>
          <text:p text:style-name="P35">pvm <text:s text:c="18"/><text:span text:style-name="T33">libpvm3</text:span></text:p>
        </text:list-item>
      </text:list>
      <text:list xml:id="list1061192544" text:style-name="L4">
        <text:list-item>
          <text:p text:style-name="P36">png <text:s text:c="19"/><text:span text:style-name="T33">libpng12-0</text:span></text:p>
        </text:list-item>
      </text:list>
      <text:list xml:id="list900051558" text:style-name="L5">
        <text:list-item>
          <text:p text:style-name="P37">gsl <text:s text:c="21"/><text:span text:style-name="T33">libgsl0-dev</text:span></text:p>
        </text:list-item>
      </text:list>
      <text:list xml:id="list2034908003" text:style-name="L6">
        <text:list-item>
          <text:p text:style-name="P38">fftw <text:s text:c="19"/><text:span text:style-name="T33">fftw2</text:span></text:p>
        </text:list-item>
      </text:list>
      <text:list xml:id="list1789753925" text:style-name="L7">
        <text:list-item>
          <text:p text:style-name="P29">rdl (readline<text:span text:style-name="T33">) <text:s text:c="5"/>libreadline5 </text:span><text:span text:style-name="T34">(not 6!)</text:span></text:p>
        </text:list-item>
      </text:list>
      <text:p text:style-name="P15"/>
      <text:p text:style-name="P12"><text:span text:style-name="T41">In addition, we need Miriad installed. But it's not a nice apt-get library. </text:span><text:span text:style-name="T42">We've got to manually build this stuff. </text:span><text:span text:style-name="T50">Do the following somewhere good:</text:span></text:p>
      <text:list xml:id="list1862080792" text:continue-numbering="true" text:style-name="L7">
        <text:list-item>
          <text:p text:style-name="P39">curl ftp://ftp.astro.umd.edu/progs/bima/miriad.tar.gz | tar zxf - </text:p>
        </text:list-item>
        <text:list-item>
          <text:p text:style-name="P39">wget -O - ftp://ftp.astro.umd.edu/progs/bima/miriad.tar.gz | tar zxf -</text:p>
        </text:list-item>
        <text:list-item>
          <text:p text:style-name="P39">cd miriad/</text:p>
        </text:list-item>
        <text:list-item>
          <text:p text:style-name="P40"><text:span text:style-name="T43">./</text:span><text:span text:style-name="T51">autogen</text:span></text:p>
        </text:list-item>
        <text:list-item>
          <text:p text:style-name="P42">./configure</text:p>
        </text:list-item>
        <text:list-item>
          <text:p text:style-name="P42">./make</text:p>
        </text:list-item>
        <text:list-item>
          <text:p text:style-name="P41"><text:span text:style-name="T53">W</text:span><text:span text:style-name="T51">atch lots and lots of text scrolls. </text:span><text:span text:style-name="T52">It may take a few minutes.</text:span></text:p>
        </text:list-item>
        <text:list-item>
          <text:p text:style-name="P43">./make install</text:p>
        </text:list-item>
      </text:list>
      <text:p text:style-name="P16"><text:soft-page-break/></text:p>
      <text:p text:style-name="P17">Now let's make sure that NEMO can find Miriad. While in the Miriad directory, do this:</text:p>
      <text:list xml:id="list1204201353" text:continue-numbering="true" text:style-name="L7">
        <text:list-item>
          <text:p text:style-name="P44">MIR=<text:span text:style-name="T67">$PWD</text:span>; export MIR</text:p>
        </text:list-item>
      </text:list>
      <text:p text:style-name="P31">And add something like that (replace the <text:span text:style-name="T75">$PWD with</text:span> the proper directory <text:span text:style-name="T75">name, which you can get with echo $MIR</text:span>) to your .bashrc so your computer will remember where to find Miriad.</text:p>
      <text:p text:style-name="P18"/>
      <text:p text:style-name="P11"><text:span text:style-name="T54">Also check the value of </text:span><text:span text:style-name="T44">$</text:span><text:span text:style-name="T45">VENDOR</text:span><text:span text:style-name="T38">. </text:span><text:span text:style-name="T54">I didn't even have it set, which made NEMO fail when it wanted to try some vendor-specific stuff that didn't apply to me. I just set </text:span><text:span text:style-name="T44">VENDOR=”DUMMY”</text:span><text:span text:style-name="T55">. </text:span><text:span text:style-name="T56">Make sure to export it </text:span><text:span text:style-name="T57">and shove it into your .bashrc</text:span><text:span text:style-name="T56"> like you did </text:span><text:span text:style-name="T58">with</text:span><text:span text:style-name="T56"> </text:span><text:span text:style-name="T46">MIR</text:span><text:span text:style-name="T56">.</text:span></text:p>
      <text:p text:style-name="P11"/>
      <text:p text:style-name="P19">Now we're finally ready to tackle NEMO:</text:p>
      <text:list xml:id="list728036268" text:continue-numbering="true" text:style-name="L7">
        <text:list-item>
          <text:p text:style-name="P57">wget <text:s/>ftp://ftp.astro.umd.edu/pub/nemo/nemo_cvs.tar.gz</text:p>
        </text:list-item>
        <text:list-item>
          <text:p text:style-name="P57">tar zxf nemo_cvs.tar.gz </text:p>
        </text:list-item>
        <text:list-item>
          <text:p text:style-name="P57">curl ftp://ftp.astro.umd.edu/pub/nemo/nemo_cvs.tar.gz | tar zxf -</text:p>
        </text:list-item>
        <text:list-item>
          <text:p text:style-name="P57">cd nemo_cvs</text:p>
        </text:list-item>
        <text:list-item>
          <text:p text:style-name="P58">cvs login ; cvs update -d <text:span text:style-name="T36">(</text:span><text:span text:style-name="T60">I j</text:span><text:span text:style-name="T36">ust hit enter on the login. </text:span><text:span text:style-name="T37">Login probably d</text:span><text:span text:style-name="T36">oes nothing.)</text:span></text:p>
        </text:list-item>
      </text:list>
      <text:p text:style-name="P25"/>
      <text:p text:style-name="P20">But wait! There's a typo in one of the files that may not be solved by the time you read this. Check to make sure unless this is really dang old documentation:</text:p>
      <text:list xml:id="list670751027" text:continue-numbering="true" text:style-name="L7">
        <text:list-item>
          <text:p text:style-name="P60">gedit ./src/orbit/misc/orbintv.c</text:p>
        </text:list-item>
        <text:list-item>
          <text:p text:style-name="P61">Scroll all the way to the bottom, and replace the f[3] with an f[6]</text:p>
        </text:list-item>
        <text:list-item>
          <text:p text:style-name="P59"><text:span text:style-name="T61">E</text:span><text:span text:style-name="T59">xit gedit</text:span></text:p>
        </text:list-item>
      </text:list>
      <text:p text:style-name="P25"/>
      <text:p text:style-name="P13"/>
      <text:p text:style-name="P21">And now we can build everything (hopefully). The first time we build stuff, some won't get built correctly. Do it again, and the issue is resolved. It seems to be an issue with linking stuff. Below is the command you run twice:</text:p>
      <text:list xml:id="list503419059" text:continue-numbering="true" text:style-name="L7">
        <text:list-item>
          <text:p text:style-name="P45">src/scripts/test_a_new_nemo_cvs reuse=1 nemo=.</text:p>
        </text:list-item>
      </text:list>
      <text:p text:style-name="P22"/>
      <text:p text:style-name="P22">If all went well, you should see a bunch of “OK”s after the second one completes. If there are any “Problems”s, then you have a problem. <text:span text:style-name="T62">Otherwise, you're ready to move on to the dark matter caustics module. </text:span><text:span text:style-name="T63">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508765365" text:continue-numbering="true" text:style-name="L7">
        <text:list-item>
          <text:p text:style-name="P46"><text:span text:style-name="T63">NEMO=</text:span><text:span text:style-name="T67">$PWD</text:span><text:span text:style-name="T63">; export NEMO</text:span></text:p>
        </text:list-item>
        <text:list-item>
          <text:p text:style-name="P55"><text:span text:style-name="T47">NEMOINC=$NEMO</text:span><text:span text:style-name="T47">/inc; </text:span><text:span text:style-name="T49">export NEMOINC</text:span></text:p>
        </text:list-item>
        <text:list-item>
          <text:p text:style-name="P56"><text:span text:style-name="T48">NEMOOBJ=$NEMO/obj; </text:span><text:span text:style-name="T49">export NEMOOBJ</text:span></text:p>
        </text:list-item>
        <text:list-item>
          <text:p text:style-name="P48">NEMOLIB=$NEMO/lib; export NEMOLIB</text:p>
        </text:list-item>
        <text:list-item>
          <text:p text:style-name="P49">NEMOHOST=`$NEMO/src/scripts/hosttype`; export NEMOHOST</text:p>
        </text:list-item>
        <text:list-item>
          <text:p text:style-name="P50">POTPATH=$NEMO/obj/potential; export POTPATH<text:tab/></text:p>
        </text:list-item>
      </text:list>
      <text:p text:style-name="P23"/>
      <text:p text:style-name="P14"><text:span text:style-name="T80">These are also used by</text:span><text:span text:style-name="T76"> NEMO and should be included in your .bashrc like MIR. Next, g</text:span><text:span text:style-name="T64">o into the nemo_caustics folder, </text:span><text:span text:style-name="T76">and compile sharable objects for NEMO to read:</text:span></text:p>
      <text:list xml:id="list504060681" text:continue-numbering="true" text:style-name="L7">
        <text:list-item>
          <text:p text:style-name="P51"><text:soft-page-break/><text:span text:style-name="T72">c</text:span><text:span text:style-name="T64">p ./</text:span><text:span text:style-name="T72">mpc.c</text:span><text:span text:style-name="T64"> $NEMO/src/orbit/potential/data/</text:span></text:p>
        </text:list-item>
        <text:list-item>
          <text:p text:style-name="P47"><text:span text:style-name="T65">cd $NEMO/src/orbit/potential/data/</text:span><text:span text:style-name="T64"> </text:span></text:p>
        </text:list-item>
        <text:list-item>
          <text:p text:style-name="P47"><text:span text:style-name="T66">gcc -fPIC -c -W -I$NEMO -I$NEMOINC -I$NEMOINC/max -o mp</text:span><text:span text:style-name="T73">c</text:span><text:span text:style-name="T66">.o mp</text:span><text:span text:style-name="T73">c</text:span><text:span text:style-name="T66">.c</text:span><text:span text:style-name="T64"> </text:span></text:p>
        </text:list-item>
        <text:list-item>
          <text:p text:style-name="P52">gcc --shared -o mp<text:span text:style-name="T73">c</text:span>.so mp<text:span text:style-name="T73">c</text:span>.o</text:p>
        </text:list-item>
        <text:list-item>
          <text:p text:style-name="P53"><text:span text:style-name="T70">cp mp</text:span><text:span text:style-name="T74">c</text:span><text:span text:style-name="T70">.so $NEMOOBJ/potential/</text:span></text:p>
        </text:list-item>
      </text:list>
      <text:p text:style-name="P30"/>
      <text:p text:style-name="P24"><text:span text:style-name="T77">At this point it would be a good idea to make sure the installation was successful. A makefile, Testfile, should be provided in nemo_caustics. Run the following command </text:span><text:span text:style-name="T78">in nemo_caustics</text:span><text:span text:style-name="T77">, which will run NEMO with the mpc potential and compare the results with known “correct” values:</text:span></text:p>
      <text:list xml:id="list2009217614" text:continue-numbering="true" text:style-name="L7">
        <text:list-item>
          <text:p text:style-name="P54">make -f Testfile all</text:p>
        </text:list-item>
      </text:list>
      <text:p text:style-name="P30"/>
      <text:p text:style-name="P24"><text:span text:style-name="T77">If all tests pass, then you should be all set. </text:span><text:span text:style-name="T79">Otherwise, have fun figuring out any issues that pop up!</text:span></text:p>
      <text:p text:style-name="P30"/>
      <text:p text:style-name="P4">How to use:</text:p>
      <text:p text:style-name="P2"><text:span text:style-name="T22"><text:tab/></text:span><text:span text:style-name="T23">The mpc potential, once installed, can be used like any other potential. First,</text:span></text:p>
      <text:p text:style-name="P7"/>
      <text:p text:style-name="P4">How it works<text:span text:style-name="T68"> (needs work!)</text:span>:</text:p>
      <text:p text:style-name="P28"><text:span text:style-name="T21"><text:tab/></text:span><text:span text:style-name="T24">This program makes use of two estimates for the gravitational influence of a caustic ring. The first, “close” estimate was derived in the limit of approaching the ring. Originally derived and written in C++ by Heywood Tam, this approximation has been adapted to the mpc potential. The full derivation <text:s/>of the “close” estimate can be found here: <text:s/></text:span><text:a xlink:type="simple" xlink:href="http://arxiv.org/abs/1205.1260">http://arxiv.org/abs/1205.1260</text:a><text:span text:style-name="T24"> *</text:span><text:span text:style-name="T28">*INCLUDE BRIEF SUMMARY FOR THOSE WHO CAN'T READ THE ARXIV THING?**</text:span><text:span text:style-name="T24">. A second, “far” estimate was </text:span><text:span text:style-name="T26">later</text:span><text:span text:style-name="T24"> derived by Pierre Sikivie **AND I SHOULD PROVIDE THE DERIVATION </text:span><text:span text:style-name="T25">PDF SOMEHOW?</text:span><text:span text:style-name="T24">**. </text:span><text:span text:style-name="T27">This is calculated independently for all caustic rings. </text:span><text:span text:style-name="T29">In addition, **TALK ABOUT MIYAMOTO PLUM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5T13:27:07</dc:date>
    <dc:creator>adam </dc:creator>
    <meta:editing-duration>P2DT9H38M38S</meta:editing-duration>
    <meta:editing-cycles>154</meta:editing-cycles>
    <meta:document-statistic meta:table-count="0" meta:image-count="0" meta:object-count="0" meta:page-count="3" meta:paragraph-count="64" meta:word-count="974" meta:character-count="6138" meta:non-whitespace-character-count="5139"/>
  </office:meta>
</office:document-meta>
</file>